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Ultrafine_20_Dashed" svg:stroke-width="0.159cm" svg:stroke-color="#ff0000" draw:marker-start="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" style:family="graphic" style:parent-style-name="objectwithoutfill">
      <style:graphic-properties draw:stroke="dash" draw:stroke-dash="Fine_20_Dashed" svg:stroke-width="0.159cm" draw:marker-start-width="0.438cm" draw:marker-end="" draw:marker-end-width="0.438cm" draw:fill="none" draw:fill-color="#00cccc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draw:fill="none" draw:fill-color="#009999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fo:min-height="3.306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.423cm" fo:min-width="0cm" draw:shadow-offset-x="0.203cm" draw:shadow-offset-y="0.203cm"/>
    </style:style>
    <style:style style:name="gr6" style:family="graphic" style:parent-style-name="standard">
      <style:graphic-properties svg:stroke-width="0.159cm" svg:stroke-color="#333300" draw:marker-start-width="0.438cm" draw:marker-end-width="0.438cm" draw:fill="none" draw:fill-color="#ffffff" draw:textarea-horizontal-align="justify" draw:textarea-vertical-align="middle" draw:auto-grow-height="false" fo:min-height="15.822cm" fo:min-width="26.647cm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objectwithoutfill">
      <style:graphic-properties svg:stroke-width="0.106cm" svg:stroke-color="#ff3333" draw:marker-start-width="0.359cm" draw:marker-end="Arrow" draw:marker-end-width="0.459cm" draw:fill="none" draw:fill-color="#009999" draw:fill-image-width="0cm" draw:fill-image-height="0cm" draw:textarea-vertical-align="middle" fo:padding-top="0.178cm" fo:padding-bottom="0.178cm" fo:padding-left="0.303cm" fo:padding-right="0.303cm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fo:min-height="2.29cm" draw:shadow-offset-x="0.203cm" draw:shadow-offset-y="0.203cm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 draw:shadow-offset-x="0.203cm" draw:shadow-offset-y="0.2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cccc"/>
      <style:paragraph-properties fo:text-align="center"/>
    </style:style>
    <style:style style:name="P3" style:family="paragraph">
      <loext:graphic-properties draw:fill="none" draw:fill-color="#009999"/>
      <style:paragraph-properties fo:text-align="center"/>
    </style:style>
    <style:style style:name="P4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 draw:fill-image-width="0cm" draw:fill-image-height="0cm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="none" draw:fill-color="#ffffff" draw:fill-image-width="0cm" draw:fill-image-height="0cm"/>
      <style:text-properties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ffffff"/>
      <style:text-properties fo:font-weight="normal"/>
    </style:style>
    <style:style style:name="P12" style:family="paragraph">
      <loext:graphic-properties draw:fill="solid" draw:fill-color="#000000"/>
      <style:text-properties fo:font-weight="normal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none" draw:fill-color="#009999" draw:fill-image-width="0cm" draw:fill-image-height="0cm"/>
      <style:paragraph-properties fo:text-align="center"/>
    </style:style>
    <style:style style:name="P15" style:family="paragraph">
      <style:text-properties fo:color="#ff3333" fo:font-size="36pt" fo:font-weight="bold" style:font-size-asian="36pt" style:font-weight-asian="bold" style:font-size-complex="36pt" style:font-weight-complex="bold"/>
    </style:style>
    <style:style style:name="P16" style:family="paragraph">
      <loext:graphic-properties draw:fill="none" draw:fill-color="#ffffff" draw:fill-image-width="0cm" draw:fill-image-height="0cm"/>
      <style:text-properties fo:color="#ff3333" fo:font-size="36pt" fo:font-weight="bold" style:font-size-asian="36pt" style:font-weight-asian="bold" style:font-size-complex="36pt" style:font-weight-complex="bold"/>
    </style:style>
    <style:style style:name="P17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18" style:family="paragraph">
      <loext:graphic-properties draw:fill="none" draw:fill-color="#ffffff" draw:fill-image-width="0cm" draw:fill-image-height="0cm"/>
      <style:text-properties fo:font-size="40pt" fo:font-weight="normal" style:font-size-asian="40pt" style:font-weight-asian="normal" style:font-size-complex="40pt" style:font-weight-complex="normal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5.208cm" svg:y1="18.244cm" svg:x2="15.208cm" svg:y2="10.472cm">
            <text:p/>
          </draw:line>
          <draw:path draw:style-name="gr2" draw:text-style-name="P2" xml:id="id1" draw:id="id1" draw:layer="layout" svg:width="30.166cm" svg:height="6.316cm" draw:transform="skewX (-0.00418879020478641) rotate (0.282568805897882) translate (0.340283670659567cm 12.0070136859333cm)" svg:viewBox="0 0 30167 6317" svg:d="M0 6317c5499-1 10799-2057 10958-2144 160-87 13227-5749 19209-3744">
            <text:p/>
          </draw:path>
          <draw:connector draw:style-name="gr3" draw:text-style-name="P3" draw:layer="layout" draw:type="curve" svg:x1="29.432cm" svg:y1="11.034cm" svg:x2="29.432cm" svg:y2="11.034cm" draw:start-shape="id1" draw:end-shape="id1" svg:d="M29432 11034z" svg:viewBox="0 0 1 1">
            <text:p/>
          </draw:connector>
          <draw:frame draw:style-name="gr4" draw:text-style-name="P5" draw:layer="layout" svg:width="10.287cm" svg:height="3.556cm" svg:x="18.256cm" svg:y="10.98cm">
            <draw:text-box>
              <text:p text:style-name="P4"><text:span text:style-name="T1">Extended </text:span></text:p>
            </draw:text-box>
          </draw:frame>
          <draw:frame draw:style-name="gr5" draw:text-style-name="P7" draw:layer="layout" svg:width="6.285cm" svg:height="1.673cm" svg:x="8.477cm" svg:y="15.171cm">
            <draw:text-box>
              <text:p text:style-name="P6"><text:span text:style-name="T1">Localized</text:span></text:p>
            </draw:text-box>
          </draw:frame>
          <draw:custom-shape draw:style-name="gr6" draw:text-style-name="P9" draw:layer="layout" svg:width="27.305cm" svg:height="16.23cm" svg:x="2.127cm" svg:y="1.963cm">
            <text:p text:style-name="P8"/>
            <text:p text:style-name="P8"/>
            <text:p text:style-name="P8"/>
            <text:p text:style-name="P8"/>
            <text:p text:style-name="P8"/>
            <text:p text:style-name="P8"/>
            <draw:enhanced-geometry svg:viewBox="0 0 21600 21600" draw:type="rectangle" draw:enhanced-path="M 0 0 L 21600 0 21600 21600 0 21600 0 0 Z N"/>
          </draw:custom-shape>
          <draw:g>
            <svg:title>TexMaths</svg:title>
            <svg:desc>44§latex§E_c§svg§600§FALSE§</svg:desc>
            <draw:polygon draw:style-name="gr7" draw:text-style-name="P10" draw:layer="layout" svg:width="1.601cm" svg:height="1.288cm" svg:x="13.352cm" svg:y="18.699cm" svg:viewBox="0 0 1602 1289" draw:points="801,1289 0,1289 0,0 1602,0 1602,1289">
              <text:p/>
            </draw:polygon>
            <draw:path draw:style-name="gr7" draw:text-style-name="P10" draw:layer="layout" svg:width="0.963cm" svg:height="1.055cm" svg:x="13.405cm" svg:y="18.699cm" svg:viewBox="0 0 964 1056" svg:d="M158 933c0 57 0 75-123 75h-35v48h898l66-400h-40c-39 237-75 352-343 352h-207c-75 0-75-9-75-62v-414h141c150 0 167 49 167 181h40v-414h-40c0 137-17 185-167 185h-141v-374c0-53 0-62 75-62h203c237 0 277 84 303 300h40l-44-348h-876v48h35c123 0 123 18 123 75z">
              <text:p/>
            </draw:path>
            <draw:path draw:style-name="gr7" draw:text-style-name="P10" draw:layer="layout" svg:width="0.474cm" svg:height="0.492cm" svg:x="14.47cm" svg:y="19.504cm" svg:viewBox="0 0 475 493" svg:d="M409 62c-39 8-53 39-53 61 0 31 22 40 40 40 27 0 66-13 66-66 0-75-88-97-145-97-163 0-317 150-317 304 0 92 66 189 202 189 185 0 273-110 273-123 0-9-13-18-22-18-4 0-8 0-17 9-84 101-212 101-234 101-74 0-110-53-110-123 0-31 14-150 71-225 39-52 97-83 154-83 13 0 66 0 92 31z">
              <text:p/>
            </draw:path>
          </draw:g>
          <draw:g draw:name="mobility">
            <svg:title>TexMaths</svg:title>
            <svg:desc>44§latex§E_c§svg§600§FALSE§mobility</svg:desc>
            <draw:polygon draw:style-name="gr7" draw:text-style-name="P11" draw:layer="layout" svg:width="1.601cm" svg:height="1.288cm" svg:x="13.479cm" svg:y="18.699cm" svg:viewBox="0 0 1602 1289" draw:points="801,1289 0,1289 0,0 1602,0 1602,1289">
              <text:p/>
            </draw:polygon>
            <draw:path draw:style-name="gr8" draw:text-style-name="P12" draw:layer="layout" svg:width="0.963cm" svg:height="1.055cm" svg:x="13.532cm" svg:y="18.699cm" svg:viewBox="0 0 964 1056" svg:d="M158 933c0 57 0 75-123 75h-35v48h898l66-400h-40c-39 237-75 352-343 352h-207c-75 0-75-9-75-62v-414h141c150 0 167 49 167 181h40v-414h-40c0 137-17 185-167 185h-141v-374c0-53 0-62 75-62h203c237 0 277 84 303 300h40l-44-348h-876v48h35c123 0 123 18 123 75z">
              <text:p/>
            </draw:path>
            <draw:path draw:style-name="gr8" draw:text-style-name="P12" draw:layer="layout" svg:width="0.474cm" svg:height="0.492cm" svg:x="14.597cm" svg:y="19.504cm" svg:viewBox="0 0 475 493" svg:d="M409 62c-39 8-53 39-53 61 0 31 22 40 40 40 27 0 66-13 66-66 0-75-88-97-145-97-163 0-317 150-317 304 0 92 66 189 202 189 185 0 273-110 273-123 0-9-13-18-22-18-4 0-8 0-17 9-84 101-212 101-234 101-74 0-110-53-110-123 0-31 14-150 71-225 39-52 97-83 154-83 13 0 66 0 92 31z">
              <text:p/>
            </draw:path>
          </draw:g>
          <draw:g>
            <svg:title>TexMaths</svg:title>
            <svg:desc>44§latex§E§svg§600§FALSE§</svg:desc>
            <draw:polygon draw:style-name="gr7" draw:text-style-name="P10" draw:layer="layout" svg:width="1.051cm" svg:height="1.055cm" svg:x="28.888cm" svg:y="18.702cm" svg:viewBox="0 0 1052 1056" draw:points="528,1056 0,1056 0,0 1052,0 1052,1056">
              <text:p/>
            </draw:polygon>
            <draw:path draw:style-name="gr8" draw:text-style-name="P13" draw:layer="layout" svg:width="0.963cm" svg:height="1.055cm" svg:x="28.941cm" svg:y="18.702cm" svg:viewBox="0 0 964 1056" svg:d="M158 933c0 57 0 75-123 75h-35v48h898l66-400h-40c-39 237-74 352-343 352h-207c-75 0-75-9-75-62v-414h141c150 0 167 49 167 181h40v-414h-40c0 137-17 185-167 185h-141v-374c0-53 0-62 75-62h203c237 0 277 84 303 300h40l-44-348h-876v48h35c123 0 123 18 123 75z">
              <text:p/>
            </draw:path>
          </draw:g>
          <draw:g>
            <svg:title>TexMaths</svg:title>
            <svg:desc>44§latex§\textbf{DOS}§svg§600§FALSE§</svg:desc>
            <draw:polygon draw:style-name="gr7" draw:text-style-name="P10" draw:layer="layout" svg:width="3.677cm" svg:height="1.059cm" draw:transform="rotate (1.5707963267949) translate (0.668000638060863cm 6.14903577168879cm)" svg:viewBox="0 0 3678 1060" draw:points="1839,1060 0,1060 0,0 3678,0 3678,1060">
              <text:p/>
            </draw:polygon>
            <draw:path draw:style-name="gr8" draw:text-style-name="P13" draw:layer="layout" svg:width="1.204cm" svg:height="1.064cm" draw:transform="rotate (1.5707963267949) translate (0.663600638060863cm 6.08744247025338cm)" svg:viewBox="0 0 1205 1065" svg:d="M167 75v919h-167v71h669c308 0 536-189 536-524 0-339-228-541-536-541h-669v75zM378 994v-919h229c101 0 229 26 304 136 57 79 70 185 70 330 0 167-22 251-70 321-75 106-211 132-304 132z">
              <text:p/>
            </draw:path>
            <draw:path draw:style-name="gr8" draw:text-style-name="P13" draw:layer="layout" svg:width="1.138cm" svg:height="1.099cm" draw:transform="rotate (1.5707963267949) translate (0.64600063806087cm 4.69279414489453cm)" svg:viewBox="0 0 1139 1100" svg:d="M1139 554c0-334-224-554-567-554-356 0-572 229-572 554 0 322 216 546 568 546 360 0 571-224 571-546zM568 1034c-88 0-203-44-269-163-48-97-61-207-61-339 0-101 4-233 74-338 62-93 168-132 256-132 101 0 206 44 272 145 58 101 62 220 62 325 0 110-4 247-70 352-71 115-176 150-264 150z">
              <text:p/>
            </draw:path>
            <draw:path draw:style-name="gr8" draw:text-style-name="P13" draw:layer="layout" svg:width="0.791cm" svg:height="1.099cm" draw:transform="rotate (1.5707963267949) translate (0.646000638060867cm 3.35973912097109cm)" svg:viewBox="0 0 792 1100" svg:d="M524 440l-225-48c-61-14-149-66-149-163 0-66 44-163 202-163 123 0 277 53 317 264 4 40 4 40 35 40 40 0 40-5 40-44v-282c0-31 0-44-27-44-13 0-17 0-31 18l-70 66c-92-71-194-84-268-84-238 0-348 150-348 312 0 102 53 172 84 207 74 75 127 88 299 123 136 31 163 36 198 66 22 27 61 66 61 137 0 75-39 180-202 180-119 0-356-31-365-259-5-31-5-40-40-40s-35 13-35 48v282c0 31 0 44 26 44 18 0 18-4 31-13l71-75c105 79 250 88 312 88 255 0 352-176 352-334 0-172-123-295-268-326z">
              <text:p/>
            </draw:path>
          </draw:g>
          <draw:line draw:style-name="gr9" draw:text-style-name="P14" draw:layer="layout" svg:x1="10.001cm" svg:y1="7.932cm" svg:x2="15.081cm" svg:y2="10.472cm">
            <text:p/>
          </draw:line>
          <draw:frame draw:style-name="gr10" draw:text-style-name="P16" draw:layer="layout" svg:width="7.874cm" svg:height="3.095cm" svg:x="5.302cm" svg:y="5.726cm">
            <draw:text-box>
              <text:p text:style-name="P15"><text:span text:style-name="T2">MOBILITY EDGE</text:span></text:p>
            </draw:text-box>
          </draw:frame>
          <draw:frame draw:style-name="gr11" draw:text-style-name="P18" draw:layer="layout" svg:width="11.555cm" svg:height="1.826cm" svg:x="10.543cm" svg:y="-0.127cm">
            <draw:text-box>
              <text:p text:style-name="P17"><text:span text:style-name="T3">3D</text:span><text:span text:style-name="T4">, finite disorde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3T09:19:24.684135263</meta:creation-date>
    <dc:date>2018-04-03T10:26:44.399686422</dc:date>
    <meta:editing-duration>PT25M19S</meta:editing-duration>
    <meta:editing-cycles>3</meta:editing-cycles>
    <meta:generator>LibreOffice/5.1.6.2$Linux_X86_64 LibreOffice_project/10m0$Build-2</meta:generator>
    <meta:document-statistic meta:object-count="26"/>
  </office:meta>
</office:document-meta>
</file>